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.25">
            <text:p>8.25</text:p>
          </table:table-cell>
          <table:table-cell table:formula="of:=[.B4]/[.B31]" office:value-type="percentage" office:value="0.125475285171103">
            <text:p>12.5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16"/>
          <table:table-cell office:value-type="float" office:value="0.5">
            <text:p>0.5</text:p>
          </table:table-cell>
          <table:table-cell table:style-name="Default" office:value-type="float" office:value="1.5">
            <text:p>1.5</text:p>
          </table:table-cell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7.25">
            <text:p>7.25</text:p>
          </table:table-cell>
          <table:table-cell table:formula="of:=[.B6]/[.B31]" office:value-type="percentage" office:value="0.110266159695817">
            <text:p>11.0%</text:p>
          </table:table-cell>
          <table:table-cell/>
          <table:table-cell office:value-type="float" office:value="0.5">
            <text:p>0.5</text:p>
          </table:table-cell>
          <table:table-cell table:number-columns-repeated="7"/>
          <table:table-cell office:value-type="float" office:value="0.75">
            <text:p>0.7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9"/>
          <table:table-cell table:style-name="Default"/>
          <table:table-cell office:value-type="float" office:value="0.75">
            <text:p>0.75</text:p>
          </table:table-cell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.5">
            <text:p>1.5</text:p>
          </table:table-cell>
          <table:table-cell table:formula="of:=[.B8]/[.B31]" office:value-type="percentage" office:value="0.0228136882129278">
            <text:p>2.3%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005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.25">
            <text:p>0.25</text:p>
          </table:table-cell>
          <table:table-cell table:formula="of:=[.B9]/[.B31]" office:value-type="percentage" office:value="0.00380228136882129">
            <text:p>0.4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.25">
            <text:p>0.25</text:p>
          </table:table-cell>
          <table:table-cell table:formula="of:=[.B10]/[.B31]" office:value-type="percentage" office:value="0.00380228136882129">
            <text:p>0.4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.25">
            <text:p>0.25</text:p>
          </table:table-cell>
          <table:table-cell table:formula="of:=[.B11]/[.B31]" office:value-type="percentage" office:value="0.00380228136882129">
            <text:p>0.4%</text:p>
          </table:table-cell>
          <table:table-cell table:number-columns-repeated="2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6.5">
            <text:p>6.5</text:p>
          </table:table-cell>
          <table:table-cell table:formula="of:=[.B14]/[.B31]" office:value-type="percentage" office:value="0.0988593155893536">
            <text:p>9.9%</text:p>
          </table:table-cell>
          <table:table-cell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5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2.5">
            <text:p>2.5</text:p>
          </table:table-cell>
          <table:table-cell table:formula="of:=[.B16]/[.B31]" office:value-type="percentage" office:value="0.0380228136882129">
            <text:p>3.8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.5">
            <text:p>0.5</text:p>
          </table:table-cell>
          <table:table-cell table:formula="of:=[.B18]/[.B31]" office:value-type="percentage" office:value="0.00760456273764259">
            <text:p>0.8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e-and-torque</text:p>
          </table:table-cell>
          <table:table-cell table:formula="of:=SUM([.E21:.AI21])" office:value-type="float" office:value="3">
            <text:p>3</text:p>
          </table:table-cell>
          <table:table-cell table:formula="of:=[.B21]/[.B31]" office:value-type="percentage" office:value="0.0456273764258555">
            <text:p>4.6%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4.5">
            <text:p>4.5</text:p>
          </table:table-cell>
          <table:table-cell table:formula="of:=[.B22]/[.B31]" office:value-type="percentage" office:value="0.0684410646387833">
            <text:p>6.8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31]" office:value-type="percentage" office:value="0.0418250950570342">
            <text:p>4.2%</text:p>
          </table:table-cell>
          <table:table-cell/>
          <table:table-cell office:value-type="float" office:value="0.5">
            <text:p>0.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10.25">
            <text:p>10.25</text:p>
          </table:table-cell>
          <table:table-cell table:style-name="ce14" table:formula="of:=[.B24]/[.B31]" office:value-type="percentage" office:value="0.155893536121673">
            <text:p>15.6%</text:p>
          </table:table-cell>
          <table:table-cell/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energy-skate-park</text:p>
          </table:table-cell>
          <table:table-cell table:style-name="ce10" table:formula="of:=SUM([.E25:.AI25])" office:value-type="float" office:value="11">
            <text:p>11</text:p>
          </table:table-cell>
          <table:table-cell table:style-name="ce14" table:formula="of:=[.B25]/[.B31]" office:value-type="percentage" office:value="0.167300380228137">
            <text:p>16.7%</text:p>
          </table:table-cell>
          <table:table-cell table:number-columns-repeated="29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7:.AI27])" office:value-type="float" office:value="6">
            <text:p>6</text:p>
          </table:table-cell>
          <table:table-cell table:style-name="ce14" table:formula="of:=[.B27]/[.B31]" office:value-type="percentage" office:value="0.091254752851711">
            <text:p>9.1%</text:p>
          </table:table-cell>
          <table:table-cell table:number-columns-repeated="14"/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table:number-columns-repeated="13"/>
          <table:table-cell office:value-type="float" office:value="4">
            <text:p>4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8:.AI28])" office:value-type="float" office:value="0.25">
            <text:p>0.25</text:p>
          </table:table-cell>
          <table:table-cell table:style-name="ce14" table:formula="of:=[.B28]/[.B31]" office:value-type="percentage" office:value="0.00380228136882129">
            <text:p>0.4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0.75">
            <text:p>0.75</text:p>
          </table:table-cell>
          <table:table-cell table:style-name="ce14" table:formula="of:=[.B29]/[.B31]" office:value-type="percentage" office:value="0.0114068441064639">
            <text:p>1.1%</text:p>
          </table:table-cell>
          <table:table-cell table:number-columns-repeated="17"/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65.75">
            <text:p>65.75</text:p>
          </table:table-cell>
          <table:table-cell table:style-name="ce15"/>
          <table:table-cell table:style-name="ce19"/>
          <table:table-cell table:style-name="ce20" table:formula="of:=SUM([.E4:.E30])" office:value-type="float" office:value="9.25">
            <text:p>9.25</text:p>
          </table:table-cell>
          <table:table-cell table:style-name="ce20" table:formula="of:=SUM([.F4:.F30])" office:value-type="float" office:value="6.25">
            <text:p>6.25</text:p>
          </table:table-cell>
          <table:table-cell table:style-name="ce20" table:formula="of:=SUM([.G4:.G30])" office:value-type="float" office:value="3.25">
            <text:p>3.25</text:p>
          </table:table-cell>
          <table:table-cell table:style-name="ce20" table:formula="of:=SUM([.H4:.H30])" office:value-type="float" office:value="1">
            <text:p>1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3">
            <text:p>3</text:p>
          </table:table-cell>
          <table:table-cell table:style-name="ce20" table:formula="of:=SUM([.L4:.L30])" office:value-type="float" office:value="2">
            <text:p>2</text:p>
          </table:table-cell>
          <table:table-cell table:style-name="ce20" table:formula="of:=SUM([.M4:.M30])" office:value-type="float" office:value="1.75">
            <text:p>1.75</text:p>
          </table:table-cell>
          <table:table-cell table:style-name="ce20" table:formula="of:=SUM([.N4:.N30])" office:value-type="float" office:value="4">
            <text:p>4</text:p>
          </table:table-cell>
          <table:table-cell table:style-name="ce20" table:formula="of:=SUM([.O4:.O30])" office:value-type="float" office:value="0">
            <text:p>0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2.25">
            <text:p>2.25</text:p>
          </table:table-cell>
          <table:table-cell table:style-name="ce20" table:formula="of:=SUM([.S4:.S30])" office:value-type="float" office:value="2">
            <text:p>2</text:p>
          </table:table-cell>
          <table:table-cell table:style-name="ce20" table:formula="of:=SUM([.T4:.T30])" office:value-type="float" office:value="2">
            <text:p>2</text:p>
          </table:table-cell>
          <table:table-cell table:style-name="ce20" table:formula="of:=SUM([.U4:.U30])" office:value-type="float" office:value="3.25">
            <text:p>3.25</text:p>
          </table:table-cell>
          <table:table-cell table:style-name="ce20" table:formula="of:=SUM([.V4:.V30])" office:value-type="float" office:value="1">
            <text:p>1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4.5">
            <text:p>4.5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.75">
            <text:p>0.75</text:p>
          </table:table-cell>
          <table:table-cell table:style-name="ce20" table:formula="of:=SUM([.AF4:.AF30])" office:value-type="float" office:value="2.5">
            <text:p>2.5</text:p>
          </table:table-cell>
          <table:table-cell table:style-name="ce20" table:formula="of:=SUM([.AG4:.AG30])" office:value-type="float" office:value="8.75">
            <text:p>8.75</text:p>
          </table:table-cell>
          <table:table-cell table:style-name="ce20" table:formula="of:=SUM([.AH4:.AH30])" office:value-type="float" office:value="8.25">
            <text:p>8.25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0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2-04T10:53:24</dc:date>
    <meta:editing-duration>PT05H25M35S</meta:editing-duration>
    <meta:editing-cycles>124</meta:editing-cycles>
    <meta:generator>NeoOffice/3.1.2$Unix OpenOffice.org_project/Patch 9</meta:generator>
    <meta:document-statistic meta:table-count="1" meta:cell-count="190" meta:object-count="0"/>
  </office:meta>
</office:document-meta>
</file>